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id="id2" draw:layer="layout" svg:width="5.5cm" svg:height="3.5cm" svg:x="7.5cm" svg:y="13.5cm">
          <text:p text:style-name="P1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6cm" svg:height="3.5cm" svg:x="12.5cm" svg:y="8cm">
          <text:p text:style-name="P1">Creazione</text:p>
          <text:p text:style-name="P1">Interfacc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378cm" svg:y1="10.988cm" svg:x2="12.195cm" svg:y2="14.012cm" draw:start-shape="id1" draw:start-glue-point="7" draw:end-shape="id2" draw:end-glue-point="11" svg:d="m13378 10988-1183 3024">
          <text:p/>
        </draw:connector>
        <draw:custom-shape draw:style-name="gr1" draw:text-style-name="P1" draw:id="id3" draw:layer="layout" svg:width="6cm" svg:height="3.5cm" svg:x="6.5cm" svg:y="4.5cm">
          <text:p text:style-name="P1">Callbac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622cm" svg:y1="7.488cm" svg:x2="13.378cm" svg:y2="8.512cm" draw:start-shape="id3" draw:start-glue-point="9" draw:end-shape="id1" draw:end-glue-point="5" svg:d="m11622 7488 1756 1024">
          <text:p/>
        </draw:connector>
        <draw:connector draw:style-name="gr2" draw:text-style-name="P1" draw:layer="layout" draw:type="line" svg:x1="9.5cm" svg:y1="8cm" svg:x2="10.25cm" svg:y2="13.5cm" draw:start-shape="id3" draw:end-shape="id2" svg:d="m9500 8000 750 5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eo </meta:initial-creator>
    <meta:creation-date>2010-07-08T22:53:06</meta:creation-date>
    <dc:date>2010-07-08T22:56:06</dc:date>
    <dc:creator>matteo </dc:creator>
    <meta:editing-duration>PT00H03M01S</meta:editing-duration>
    <meta:editing-cycles>1</meta:editing-cycles>
    <meta:document-statistic meta:object-count="6"/>
    <meta:generator>OpenOffice.org/3.2$Unix OpenOffice.org_project/320m12$Build-9483</meta:generator>
  </office:meta>
</office:document-meta>
</file>